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76.93pt" svg:height="256.59pt" svg:x="123.25pt" svg:y="257.24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65 <text:s text:c="3"/>sampled: 1869.644 <text:s text:c="2"/>given: 3800 <text:s text:c="2"/>gain: 2.03247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65 <text:s text:c="3"/>sampled: 1869.644 <text:s text:c="2"/>given: 3800 <text:s text:c="2"/>gain: 2.03247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89 <text:s text:c="3"/>sampled: 1771.353 <text:s text:c="2"/>given: 3600 <text:s text:c="2"/>gain: 2.03234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89 <text:s text:c="3"/>sampled: 1771.353 <text:s text:c="2"/>given: 3600 <text:s text:c="2"/>gain: 2.03234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611 <text:s text:c="3"/>sampled: 1672.861 <text:s text:c="2"/>given: 3400 <text:s text:c="2"/>gain: 2.0324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611 <text:s text:c="3"/>sampled: 1672.861 <text:s text:c="2"/>given: 3400 <text:s text:c="2"/>gain: 2.0324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34 <text:s text:c="3"/>sampled: 1574.469 <text:s text:c="2"/>given: 3200 <text:s text:c="2"/>gain: 2.03243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35 <text:s text:c="3"/>sampled: 1574.57 <text:s text:c="2"/>given: 3200 <text:s text:c="2"/>gain: 2.0323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59 <text:s text:c="3"/>sampled: 1476.279 <text:s text:c="2"/>given: 3000 <text:s text:c="2"/>gain: 2.03213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58 <text:s text:c="3"/>sampled: 1476.178 <text:s text:c="2"/>given: 3000 <text:s text:c="2"/>gain: 2.03227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82 <text:s text:c="3"/>sampled: 1377.887 <text:s text:c="2"/>given: 2800 <text:s text:c="2"/>gain: 2.03209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82 <text:s text:c="3"/>sampled: 1377.887 <text:s text:c="2"/>given: 2800 <text:s text:c="2"/>gain: 2.03209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705 <text:s text:c="3"/>sampled: 1279.495 <text:s text:c="2"/>given: 2600 <text:s text:c="2"/>gain: 2.0320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705 <text:s text:c="3"/>sampled: 1279.495 <text:s text:c="2"/>given: 2600 <text:s text:c="2"/>gain: 2.0320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29 <text:s text:c="3"/>sampled: 1181.204 <text:s text:c="2"/>given: 2400 <text:s text:c="2"/>gain: 2.03182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29 <text:s text:c="3"/>sampled: 1181.204 <text:s text:c="2"/>given: 2400 <text:s text:c="2"/>gain: 2.03182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53 <text:s text:c="3"/>sampled: 1082.913 <text:s text:c="2"/>given: 2200 <text:s text:c="2"/>gain: 2.03155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52 <text:s text:c="3"/>sampled: 1082.813 <text:s text:c="2"/>given: 2200 <text:s text:c="2"/>gain: 2.031746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2472" calcext:value-type="float">
            <text:p>2.03247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472" calcext:value-type="float">
            <text:p>2.03247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345" calcext:value-type="float">
            <text:p>2.03234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345" calcext:value-type="float">
            <text:p>2.03234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447" calcext:value-type="float">
            <text:p>2.03244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447" calcext:value-type="float">
            <text:p>2.03244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431" calcext:value-type="float">
            <text:p>2.03243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301" calcext:value-type="float">
            <text:p>2.03230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137" calcext:value-type="float">
            <text:p>2.03213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275" calcext:value-type="float">
            <text:p>2.03227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097" calcext:value-type="float">
            <text:p>2.03209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097" calcext:value-type="float">
            <text:p>2.03209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051" calcext:value-type="float">
            <text:p>2.03205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2051" calcext:value-type="float">
            <text:p>2.03205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1825" calcext:value-type="float">
            <text:p>2.03182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1825" calcext:value-type="float">
            <text:p>2.03182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1557" calcext:value-type="float">
            <text:p>2.03155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1746" calcext:value-type="float">
            <text:p>2.031746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25" calcext:value-type="float">
            <text:p>2.0325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1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347.101" calcext:value-type="float">
            <text:p>2347.101</text:p>
          </table:table-cell>
          <table:table-cell table:formula="of:=AVERAGE([.A61:.A97])" office:value-type="float" office:value="2347.11451351351" calcext:value-type="float">
            <text:p>2347.11451351351</text:p>
          </table:table-cell>
          <table:table-cell table:formula="of:=AVERAGE([.F61:.F64])" office:value-type="float" office:value="49.91075" calcext:value-type="float">
            <text:p>49.91075</text:p>
          </table:table-cell>
          <table:table-cell table:formula="of:=2*[.C61]" office:value-type="float" office:value="99.8215" calcext:value-type="float">
            <text:p>99.8215</text:p>
          </table:table-cell>
          <table:table-cell table:formula="of:=[.D61]/[.B61]" office:value-type="float" office:value="0.0425294545388721" calcext:value-type="float">
            <text:p>0.042529454538872</text:p>
          </table:table-cell>
          <table:table-cell office:value-type="float" office:value="49.917" calcext:value-type="float">
            <text:p>49.917</text:p>
          </table:table-cell>
          <table:table-cell/>
        </table:table-row>
        <table:table-row table:style-name="ro2">
          <table:table-cell office:value-type="float" office:value="2346.396" calcext:value-type="float">
            <text:p>2346.396</text:p>
          </table:table-cell>
          <table:table-cell table:number-columns-repeated="4"/>
          <table:table-cell office:value-type="float" office:value="49.91" calcext:value-type="float">
            <text:p>49.91</text:p>
          </table:table-cell>
          <table:table-cell/>
        </table:table-row>
        <table:table-row table:style-name="ro2">
          <table:table-cell office:value-type="float" office:value="2346.597" calcext:value-type="float">
            <text:p>2346.597</text:p>
          </table:table-cell>
          <table:table-cell table:number-columns-repeated="4"/>
          <table:table-cell office:value-type="float" office:value="49.908" calcext:value-type="float">
            <text:p>49.908</text:p>
          </table:table-cell>
          <table:table-cell/>
        </table:table-row>
        <table:table-row table:style-name="ro2">
          <table:table-cell office:value-type="float" office:value="2347.101" calcext:value-type="float">
            <text:p>2347.101</text:p>
          </table:table-cell>
          <table:table-cell table:number-columns-repeated="4"/>
          <table:table-cell office:value-type="float" office:value="49.908" calcext:value-type="float">
            <text:p>49.908</text:p>
          </table:table-cell>
          <table:table-cell/>
        </table:table-row>
        <table:table-row table:style-name="ro2">
          <table:table-cell office:value-type="float" office:value="2347.302" calcext:value-type="float">
            <text:p>2347.302</text:p>
          </table:table-cell>
          <table:table-cell table:number-columns-repeated="6"/>
        </table:table-row>
        <table:table-row table:style-name="ro2">
          <table:table-cell office:value-type="float" office:value="2346.799" calcext:value-type="float">
            <text:p>2346.799</text:p>
          </table:table-cell>
          <table:table-cell table:number-columns-repeated="6"/>
        </table:table-row>
        <table:table-row table:style-name="ro2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2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2">
          <table:table-cell office:value-type="float" office:value="2346.497" calcext:value-type="float">
            <text:p>2346.497</text:p>
          </table:table-cell>
          <table:table-cell table:number-columns-repeated="6"/>
        </table:table-row>
        <table:table-row table:style-name="ro2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2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2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2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2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2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2">
          <table:table-cell office:value-type="float" office:value="2346.698" calcext:value-type="float">
            <text:p>2346.698</text:p>
          </table:table-cell>
          <table:table-cell table:number-columns-repeated="6"/>
        </table:table-row>
        <table:table-row table:style-name="ro2">
          <table:table-cell office:value-type="float" office:value="2346.799" calcext:value-type="float">
            <text:p>2346.799</text:p>
          </table:table-cell>
          <table:table-cell table:number-columns-repeated="6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2">
          <table:table-cell office:value-type="float" office:value="2346.698" calcext:value-type="float">
            <text:p>2346.698</text:p>
          </table:table-cell>
          <table:table-cell table:number-columns-repeated="6"/>
        </table:table-row>
        <table:table-row table:style-name="ro2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2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2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2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2">
          <table:table-cell office:value-type="float" office:value="2347.101" calcext:value-type="float">
            <text:p>2347.101</text:p>
          </table:table-cell>
          <table:table-cell table:number-columns-repeated="6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5"/>
          <table:table-cell table:style-name="ce3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2">
          <table:table-cell office:value-type="float" office:value="2346.899" calcext:value-type="float">
            <text:p>2346.899</text:p>
          </table:table-cell>
          <table:table-cell table:number-columns-repeated="6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2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2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2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2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2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2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2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1868.033" calcext:value-type="float">
            <text:p>1868.033</text:p>
          </table:table-cell>
          <table:table-cell table:formula="of:=AVERAGE([.A101:.A140])" office:value-type="float" office:value="1867.6753" calcext:value-type="float">
            <text:p>1867.6753</text:p>
          </table:table-cell>
          <table:table-cell table:formula="of:=AVERAGE([.F101:.F105])" office:value-type="float" office:value="4.0202" calcext:value-type="float">
            <text:p>4.0202</text:p>
          </table:table-cell>
          <table:table-cell table:formula="of:=2*[.C101]" office:value-type="float" office:value="8.0404" calcext:value-type="float">
            <text:p>8.0404</text:p>
          </table:table-cell>
          <table:table-cell table:formula="of:=[.D101]/[.B101]" office:value-type="float" office:value="0.00430503096550027" calcext:value-type="float">
            <text:p>0.0043050309655</text:p>
          </table:table-cell>
          <table:table-cell office:value-type="float" office:value="4.025" calcext:value-type="float">
            <text:p>4.025</text:p>
          </table:table-cell>
          <table:table-cell/>
        </table:table-row>
        <table:table-row table:style-name="ro2">
          <table:table-cell office:value-type="float" office:value="1867.831" calcext:value-type="float">
            <text:p>1867.831</text:p>
          </table:table-cell>
          <table:table-cell table:number-columns-repeated="4"/>
          <table:table-cell office:value-type="float" office:value="4.019" calcext:value-type="float">
            <text:p>4.019</text:p>
          </table:table-cell>
          <table:table-cell/>
        </table:table-row>
        <table:table-row table:style-name="ro2">
          <table:table-cell office:value-type="float" office:value="1867.529" calcext:value-type="float">
            <text:p>1867.529</text:p>
          </table:table-cell>
          <table:table-cell table:number-columns-repeated="4"/>
          <table:table-cell office:value-type="float" office:value="4.019" calcext:value-type="float">
            <text:p>4.019</text:p>
          </table:table-cell>
          <table:table-cell/>
        </table:table-row>
        <table:table-row table:style-name="ro2">
          <table:table-cell office:value-type="float" office:value="1868.134" calcext:value-type="float">
            <text:p>1868.134</text:p>
          </table:table-cell>
          <table:table-cell table:number-columns-repeated="4"/>
          <table:table-cell office:value-type="float" office:value="4.019" calcext:value-type="float">
            <text:p>4.019</text:p>
          </table:table-cell>
          <table:table-cell/>
        </table:table-row>
        <table:table-row table:style-name="ro2">
          <table:table-cell office:value-type="float" office:value="1866.925" calcext:value-type="float">
            <text:p>1866.925</text:p>
          </table:table-cell>
          <table:table-cell table:number-columns-repeated="4"/>
          <table:table-cell office:value-type="float" office:value="4.019" calcext:value-type="float">
            <text:p>4.019</text:p>
          </table:table-cell>
          <table:table-cell/>
        </table:table-row>
        <table:table-row table:style-name="ro2">
          <table:table-cell office:value-type="float" office:value="1867.328" calcext:value-type="float">
            <text:p>1867.328</text:p>
          </table:table-cell>
          <table:table-cell table:number-columns-repeated="6"/>
        </table:table-row>
        <table:table-row table:style-name="ro2">
          <table:table-cell office:value-type="float" office:value="1867.126" calcext:value-type="float">
            <text:p>1867.126</text:p>
          </table:table-cell>
          <table:table-cell table:number-columns-repeated="6"/>
        </table:table-row>
        <table:table-row table:style-name="ro2">
          <table:table-cell office:value-type="float" office:value="1867.63" calcext:value-type="float">
            <text:p>1867.63</text:p>
          </table:table-cell>
          <table:table-cell table:number-columns-repeated="6"/>
        </table:table-row>
        <table:table-row table:style-name="ro2">
          <table:table-cell office:value-type="float" office:value="1867.731" calcext:value-type="float">
            <text:p>1867.731</text:p>
          </table:table-cell>
          <table:table-cell table:number-columns-repeated="6"/>
        </table:table-row>
        <table:table-row table:style-name="ro2">
          <table:table-cell office:value-type="float" office:value="1867.529" calcext:value-type="float">
            <text:p>1867.529</text:p>
          </table:table-cell>
          <table:table-cell table:number-columns-repeated="6"/>
        </table:table-row>
        <table:table-row table:style-name="ro2">
          <table:table-cell office:value-type="float" office:value="1867.328" calcext:value-type="float">
            <text:p>1867.328</text:p>
          </table:table-cell>
          <table:table-cell table:number-columns-repeated="6"/>
        </table:table-row>
        <table:table-row table:style-name="ro2">
          <table:table-cell office:value-type="float" office:value="1867.63" calcext:value-type="float">
            <text:p>1867.63</text:p>
          </table:table-cell>
          <table:table-cell table:number-columns-repeated="6"/>
        </table:table-row>
        <table:table-row table:style-name="ro2">
          <table:table-cell office:value-type="float" office:value="1867.126" calcext:value-type="float">
            <text:p>1867.126</text:p>
          </table:table-cell>
          <table:table-cell table:number-columns-repeated="6"/>
        </table:table-row>
        <table:table-row table:style-name="ro2">
          <table:table-cell office:value-type="float" office:value="1867.529" calcext:value-type="float">
            <text:p>1867.529</text:p>
          </table:table-cell>
          <table:table-cell table:number-columns-repeated="6"/>
        </table:table-row>
        <table:table-row table:style-name="ro2">
          <table:table-cell office:value-type="float" office:value="1868.033" calcext:value-type="float">
            <text:p>1868.033</text:p>
          </table:table-cell>
          <table:table-cell table:number-columns-repeated="6"/>
        </table:table-row>
        <table:table-row table:style-name="ro2">
          <table:table-cell office:value-type="float" office:value="1867.731" calcext:value-type="float">
            <text:p>1867.731</text:p>
          </table:table-cell>
          <table:table-cell table:number-columns-repeated="6"/>
        </table:table-row>
        <table:table-row table:style-name="ro2">
          <table:table-cell office:value-type="float" office:value="1868.536" calcext:value-type="float">
            <text:p>1868.536</text:p>
          </table:table-cell>
          <table:table-cell table:number-columns-repeated="6"/>
        </table:table-row>
        <table:table-row table:style-name="ro2">
          <table:table-cell office:value-type="float" office:value="1867.932" calcext:value-type="float">
            <text:p>1867.932</text:p>
          </table:table-cell>
          <table:table-cell table:number-columns-repeated="6"/>
        </table:table-row>
        <table:table-row table:style-name="ro2">
          <table:table-cell office:value-type="float" office:value="1867.227" calcext:value-type="float">
            <text:p>1867.227</text:p>
          </table:table-cell>
          <table:table-cell table:number-columns-repeated="6"/>
        </table:table-row>
        <table:table-row table:style-name="ro2">
          <table:table-cell office:value-type="float" office:value="1867.63" calcext:value-type="float">
            <text:p>1867.63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1868.134" calcext:value-type="float">
            <text:p>1868.134</text:p>
          </table:table-cell>
          <table:table-cell table:number-columns-repeated="6"/>
        </table:table-row>
        <table:table-row table:style-name="ro2">
          <table:table-cell office:value-type="float" office:value="1867.328" calcext:value-type="float">
            <text:p>1867.328</text:p>
          </table:table-cell>
          <table:table-cell table:number-columns-repeated="6"/>
        </table:table-row>
        <table:table-row table:style-name="ro2">
          <table:table-cell office:value-type="float" office:value="1867.932" calcext:value-type="float">
            <text:p>1867.932</text:p>
          </table:table-cell>
          <table:table-cell table:number-columns-repeated="6"/>
        </table:table-row>
        <table:table-row table:style-name="ro2">
          <table:table-cell office:value-type="float" office:value="1868.033" calcext:value-type="float">
            <text:p>1868.033</text:p>
          </table:table-cell>
          <table:table-cell table:number-columns-repeated="6"/>
        </table:table-row>
        <table:table-row table:style-name="ro2">
          <table:table-cell office:value-type="float" office:value="1867.126" calcext:value-type="float">
            <text:p>1867.126</text:p>
          </table:table-cell>
          <table:table-cell table:number-columns-repeated="6"/>
        </table:table-row>
        <table:table-row table:style-name="ro2">
          <table:table-cell office:value-type="float" office:value="1867.328" calcext:value-type="float">
            <text:p>1867.328</text:p>
          </table:table-cell>
          <table:table-cell table:number-columns-repeated="6"/>
        </table:table-row>
        <table:table-row table:style-name="ro2">
          <table:table-cell office:value-type="float" office:value="1867.529" calcext:value-type="float">
            <text:p>1867.529</text:p>
          </table:table-cell>
          <table:table-cell table:number-columns-repeated="6"/>
        </table:table-row>
        <table:table-row table:style-name="ro2">
          <table:table-cell office:value-type="float" office:value="1867.529" calcext:value-type="float">
            <text:p>1867.529</text:p>
          </table:table-cell>
          <table:table-cell table:number-columns-repeated="6"/>
        </table:table-row>
        <table:table-row table:style-name="ro2">
          <table:table-cell office:value-type="float" office:value="1867.63" calcext:value-type="float">
            <text:p>1867.63</text:p>
          </table:table-cell>
          <table:table-cell table:number-columns-repeated="6"/>
        </table:table-row>
        <table:table-row table:style-name="ro2">
          <table:table-cell office:value-type="float" office:value="1868.033" calcext:value-type="float">
            <text:p>1868.033</text:p>
          </table:table-cell>
          <table:table-cell table:number-columns-repeated="6"/>
        </table:table-row>
        <table:table-row table:style-name="ro2">
          <table:table-cell office:value-type="float" office:value="1868.033" calcext:value-type="float">
            <text:p>1868.033</text:p>
          </table:table-cell>
          <table:table-cell table:number-columns-repeated="6"/>
        </table:table-row>
        <table:table-row table:style-name="ro2">
          <table:table-cell office:value-type="float" office:value="1867.026" calcext:value-type="float">
            <text:p>1867.026</text:p>
          </table:table-cell>
          <table:table-cell table:number-columns-repeated="6"/>
        </table:table-row>
        <table:table-row table:style-name="ro2">
          <table:table-cell office:value-type="float" office:value="1867.831" calcext:value-type="float">
            <text:p>1867.831</text:p>
          </table:table-cell>
          <table:table-cell table:number-columns-repeated="6"/>
        </table:table-row>
        <table:table-row table:style-name="ro2">
          <table:table-cell office:value-type="float" office:value="1867.731" calcext:value-type="float">
            <text:p>1867.731</text:p>
          </table:table-cell>
          <table:table-cell table:number-columns-repeated="6"/>
        </table:table-row>
        <table:table-row table:style-name="ro2">
          <table:table-cell office:value-type="float" office:value="1868.134" calcext:value-type="float">
            <text:p>1868.134</text:p>
          </table:table-cell>
          <table:table-cell table:number-columns-repeated="6"/>
        </table:table-row>
        <table:table-row table:style-name="ro2">
          <table:table-cell office:value-type="float" office:value="1868.134" calcext:value-type="float">
            <text:p>1868.134</text:p>
          </table:table-cell>
          <table:table-cell table:number-columns-repeated="6"/>
        </table:table-row>
        <table:table-row table:style-name="ro2">
          <table:table-cell office:value-type="float" office:value="1867.932" calcext:value-type="float">
            <text:p>1867.932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1867.126" calcext:value-type="float">
            <text:p>1867.126</text:p>
          </table:table-cell>
          <table:table-cell table:number-columns-repeated="6"/>
        </table:table-row>
        <table:table-row table:style-name="ro2">
          <table:table-cell office:value-type="float" office:value="1867.529" calcext:value-type="float">
            <text:p>1867.529</text:p>
          </table:table-cell>
          <table:table-cell table:number-columns-repeated="6"/>
        </table:table-row>
        <table:table-row table:style-name="ro2">
          <table:table-cell office:value-type="float" office:value="1868.436" calcext:value-type="float">
            <text:p>1868.4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1:01:21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1:02:04.466000000</dc:date>
    <meta:editing-duration>PT5H28M41S</meta:editing-duration>
    <meta:editing-cycles>97</meta:editing-cycles>
    <meta:document-statistic meta:table-count="1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37cm" svg:height="9.053cm" xlink:href=".." xlink:type="simple" chart:class="chart:line" chart:style-name="ch1">
        <chart:legend chart:legend-position="end" svg:x="28.048cm" svg:y="4.224cm" style:legend-expansion="high" chart:style-name="ch2"/>
        <chart:plot-area chart:style-name="ch3" table:cell-range-address="Sheet1.A21:Sheet1.A38" svg:x="0.618cm" svg:y="0.181cm" svg:width="26.812cm" svg:height="8.691cm">
          <chartooo:coordinate-region svg:x="1.927cm" svg:y="0.383cm" svg:width="25.311cm" svg:height="7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472">
                <text:p>2.032472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472">
                <text:p>2.032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447">
                <text:p>2.032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447">
                <text:p>2.032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431">
                <text:p>2.032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301">
                <text:p>2.032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137">
                <text:p>2.03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275">
                <text:p>2.032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097">
                <text:p>2.032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097">
                <text:p>2.032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051">
                <text:p>2.032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051">
                <text:p>2.032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1825">
                <text:p>2.031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825">
                <text:p>2.031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1557">
                <text:p>2.031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1746">
                <text:p>2.031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